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" style:family="paragraph" style:parent-style-name="Standard">
      <style:paragraph-properties style:writing-mode="lr-tb"/>
      <style:text-properties style:font-name="Arial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style:writing-mode="lr-tb"/>
      <style:text-properties style:font-name="Arial" fo:font-size="12pt" fo:language="zxx" fo:country="none" fo:font-weight="normal" officeooo:rsid="0012d8ed" officeooo:paragraph-rsid="0012d8e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style:writing-mode="lr-tb"/>
      <style:text-properties style:font-name="Arial"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5" style:family="paragraph" style:parent-style-name="Standard">
      <style:paragraph-properties style:writing-mode="lr-tb"/>
      <style:text-properties style:font-name="Arial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6" style:family="paragraph" style:parent-style-name="Standard">
      <style:paragraph-properties style:writing-mode="lr-tb"/>
      <style:text-properties style:font-name="Arial" fo:font-size="12pt" fo:language="zxx" fo:country="none" fo:font-weight="normal" officeooo:rsid="00187e3a" officeooo:paragraph-rsid="00187e3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style:writing-mode="lr-tb"/>
      <style:text-properties style:font-name="Arial" fo:font-size="12pt" fo:language="zxx" fo:country="none" fo:font-weight="normal" officeooo:rsid="0012d8ed" officeooo:paragraph-rsid="0012d8e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style:writing-mode="lr-tb"/>
      <style:text-properties style:font-name="Arial" fo:font-size="12pt" fo:language="zxx" fo:country="none" fo:font-weight="normal" officeooo:paragraph-rsid="0012d8e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12d8ed"/>
    </style:style>
    <style:style style:name="T2" style:family="text">
      <style:text-properties fo:font-weight="bold" officeooo:rsid="0012d8ed" style:font-weight-asian="bold" style:font-weight-complex="bold"/>
    </style:style>
    <style:style style:name="T3" style:family="text">
      <style:text-properties officeooo:rsid="001759b1"/>
    </style:style>
    <style:style style:name="T4" style:family="text">
      <style:text-properties officeooo:rsid="00187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Ukereferat</text:span><text:span text:style-name="T1"> </text:span></text:p>
      <text:p text:style-name="P5">Uke <text:span text:style-name="T4">3</text:span></text:p>
      <text:p text:style-name="P5">Gruppe <text:span text:style-name="T1">15</text:span></text:p>
      <text:p text:style-name="P5">Skrevet av <text:span text:style-name="T3">Mikael Grimstad</text:span></text:p>
      <text:p text:style-name="P2"/>
      <text:p text:style-name="P4">Arbeidsplan</text:p>
      <text:p text:style-name="P2"/>
      <text:p text:style-name="P1">Mål fra uke <text:span text:style-name="T4">2</text:span>:</text:p>
      <text:p text:style-name="P6">*Skrive og levere forprosjektrapport. </text:p>
      <text:p text:style-name="P6">*Finne sensorer kompatible med mikrokortet. </text:p>
      <text:p text:style-name="P6">*Etablere faste møtetider med veileder og arbeidsgiver.</text:p>
      <text:p text:style-name="P2"/>
      <text:p text:style-name="P1">Arbeidsoppgaver for denne uken:</text:p>
      <text:p text:style-name="P3">*<text:span text:style-name="T4">Skrevet og levert forprosjektrapport.</text:span></text:p>
      <text:p text:style-name="P3"><text:span text:style-name="T4">*Etablert faste møtetider med veileder.</text:span></text:p>
      <text:p text:style-name="P3"><text:span text:style-name="T4">*Prøvd å etablere faste møtetider med arbeidsgiver, men får ikke svar på mail.</text:span></text:p>
      <text:p text:style-name="P3"><text:span text:style-name="T4">*Begynt å lete etter sensorer, men ikke funnet mange enda.</text:span></text:p>
      <text:p text:style-name="P3"><text:span text:style-name="T4">*Bestemt at vi skal ha ukentlig rullering på sekretærrollen.</text:span></text:p>
      <text:p text:style-name="P8"/>
      <text:p text:style-name="P1">Arbeidsoppgaver for <text:span text:style-name="T1">kommende</text:span> uke:</text:p>
      <text:p text:style-name="P3">*<text:span text:style-name="T4">Finne sensorer.</text:span></text:p>
      <text:p text:style-name="P3"><text:span text:style-name="T4">*Designe og sette opp database.</text:span></text:p>
      <text:p text:style-name="P3"><text:span text:style-name="T4">*Bestemme hvilken teknologi vi skal bruke for å presentere værdata på hessdalen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j </meta:initial-creator>
    <meta:creation-date>2014-01-08T19:50:47.093945741</meta:creation-date>
    <dc:date>2014-01-20T19:28:06.421000000</dc:date>
    <meta:editing-duration>PT1M24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9" meta:word-count="98" meta:character-count="680" meta:non-whitespace-character-count="598"/>
  </office:meta>
</office:document-meta>
</file>